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4B0633CC46CE240F8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899cm" svg:height="11.159cm" svg:x="0.001cm" svg:y="0.441cm">
          <draw:image xlink:href="Pictures/1000000000000BB8000004B0633CC46CE240F8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03cm" fo:margin-bottom="0cm" fo:text-indent="0cm"/>
      <style:text-properties fo:font-size="21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7cm" fo:margin-bottom="0cm" fo:text-indent="0cm"/>
      <style:text-properties fo:font-size="18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51cm" fo:margin-bottom="0cm" fo:text-indent="0cm"/>
      <style:text-properties fo:font-size="15.1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3.982cm" svg:x="1cm" svg:y="3.929cm"/>
      <draw:page-thumbnail draw:layer="backgroundobjects" svg:width="9.294cm" svg:height="3.982cm" svg:x="1cm" svg:y="11.977cm"/>
      <draw:page-thumbnail draw:layer="backgroundobjects" svg:width="9.294cm" svg:height="3.982cm" svg:x="1cm" svg:y="20.025cm"/>
      <draw:page-thumbnail draw:layer="backgroundobjects" svg:width="9.294cm" svg:height="3.982cm" svg:x="11.295cm" svg:y="3.929cm"/>
      <draw:page-thumbnail draw:layer="backgroundobjects" svg:width="9.294cm" svg:height="3.982cm" svg:x="11.295cm" svg:y="11.977cm"/>
      <draw:page-thumbnail draw:layer="backgroundobjects" svg:width="9.294cm" svg:height="3.982cm" svg:x="11.295cm" svg:y="20.025cm"/>
    </style:handout-master>
    <style:master-page style:name="Default" style:page-layout-name="PM1" draw:style-name="Mdp1">
      <draw:frame presentation:style-name="Default-title" draw:layer="backgroundobjects" svg:width="25.199cm" svg:height="2.003cm" svg:x="1.4cm" svg:y="0.478cm" presentation:class="title" presentation:placeholder="true">
        <draw:text-box/>
      </draw:frame>
      <draw:frame presentation:style-name="Default-outline1" draw:layer="backgroundobjects" svg:width="25.199cm" svg:height="6.959cm" svg:x="1.4cm" svg:y="2.807cm" presentation:class="outline" presentation:placeholder="true">
        <draw:text-box/>
      </draw:frame>
      <draw:frame presentation:style-name="Mpr1" draw:text-style-name="MP2" draw:layer="backgroundobjects" svg:width="6.523cm" svg:height="0.826cm" svg:x="1.4cm" svg:y="10.9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0.826cm" svg:x="9.576cm" svg:y="10.9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0.826cm" svg:x="20.076cm" svg:y="10.9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2:38:24.887035021</meta:creation-date>
    <dc:date>2021-05-31T12:39:54.866894935</dc:date>
    <meta:editing-duration>PT1M30S</meta:editing-duration>
    <meta:editing-cycles>1</meta:editing-cycles>
    <meta:document-statistic meta:object-count="24"/>
    <meta:generator>LibreOffice/6.4.7.2$Linux_X86_64 LibreOffice_project/40$Build-2</meta:generator>
  </office:meta>
</office:document-meta>
</file>